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50e" draw:textarea-horizontal-align="justify" draw:textarea-vertical-align="middle" draw:auto-grow-height="false" fo:min-height="2.75cm" fo:min-width="9.1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1.15cm" fo:min-width="9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950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6cm" svg:height="3cm" svg:x="9.6cm" svg:y="1.2cm">
          <text:p text:style-name="P1"><text:span text:style-name="T1">Pré-processamento</text:span></text:p>
          <text:p text:style-name="P1">(limpeza dos dados, </text:p>
          <text:p text:style-name="P1">balanceamento...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cm" svg:height="1.4cm" svg:x="9.6cm" svg:y="9.6cm">
          <text:p text:style-name="P1"><text:span text:style-name="T1">Validaçã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cm" svg:height="1.4cm" svg:x="9.8cm" svg:y="6.2cm">
          <text:p text:style-name="P1"><text:span text:style-name="T1">Algoritmo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4cm" svg:y1="4.2cm" svg:x2="14.4cm" svg:y2="6.2cm">
          <text:p/>
        </draw:line>
        <draw:line draw:style-name="gr3" draw:text-style-name="P3" draw:layer="layout" svg:x1="14.4cm" svg:y1="7.6cm" svg:x2="14.4cm" svg:y2="9.6cm">
          <text:p/>
        </draw:line>
        <draw:custom-shape draw:style-name="gr2" draw:text-style-name="P2" draw:layer="layout" svg:width="9.6cm" svg:height="1.4cm" svg:x="9.6cm" svg:y="13cm">
          <text:p text:style-name="P1"><text:span text:style-name="T1">Análise Final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4cm" svg:y1="11cm" svg:x2="14.4cm" svg:y2="13cm">
          <text:p/>
        </draw:line>
        <draw:line draw:style-name="gr4" draw:text-style-name="P3" draw:layer="layout" svg:x1="9.8cm" svg:y1="6.8cm" svg:x2="8.4cm" svg:y2="6.8cm">
          <text:p/>
        </draw:line>
        <draw:line draw:style-name="gr4" draw:text-style-name="P3" draw:layer="layout" svg:x1="9.6cm" svg:y1="10.4cm" svg:x2="4.8cm" svg:y2="10.4cm">
          <text:p/>
        </draw:line>
        <draw:line draw:style-name="gr4" draw:text-style-name="P3" draw:layer="layout" svg:x1="4.8cm" svg:y1="10.4cm" svg:x2="4.8cm" svg:y2="2.4cm">
          <text:p/>
        </draw:line>
        <draw:line draw:style-name="gr4" draw:text-style-name="P3" draw:layer="layout" svg:x1="8.4cm" svg:y1="2.4cm" svg:x2="8.4cm" svg:y2="6.8cm">
          <text:p/>
        </draw:line>
        <draw:line draw:style-name="gr3" draw:text-style-name="P3" draw:layer="layout" svg:x1="4.8cm" svg:y1="2.4cm" svg:x2="9.6cm" svg:y2="2.4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23:06:44.797763668</meta:creation-date>
    <dc:date>2017-11-30T23:13:14.101069582</dc:date>
    <meta:editing-duration>PT6M31S</meta:editing-duration>
    <meta:editing-cycles>1</meta:editing-cycles>
    <meta:generator>LibreOffice/5.1.6.2$Linux_X86_64 LibreOffice_project/10m0$Build-2</meta:generator>
    <meta:document-statistic meta:object-count="35"/>
  </office:meta>
</office:document-meta>
</file>